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text-align="center" style:justify-single-word="false"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rsid="001a6c01" officeooo:paragraph-rsid="001a6c01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a6c01"/>
    </style:style>
    <style:style style:name="P17" style:family="paragraph" style:parent-style-name="Standard">
      <style:paragraph-properties fo:margin-top="0cm" fo:margin-bottom="0cm" style:contextual-spacing="false"/>
      <style:text-properties officeooo:paragraph-rsid="00122aac"/>
    </style:style>
    <style:style style:name="P18" style:family="paragraph" style:parent-style-name="Standard">
      <style:paragraph-properties fo:margin-top="0cm" fo:margin-bottom="0.282cm" style:contextual-spacing="false" fo:line-height="150%"/>
      <style:text-properties officeooo:rsid="001ab98b" officeooo:paragraph-rsid="001ab98b" fo:background-color="#ffffff"/>
    </style:style>
    <style:style style:name="P19" style:family="paragraph" style:parent-style-name="Standard">
      <style:paragraph-properties fo:text-align="center" style:justify-single-word="false"/>
      <style:text-properties officeooo:rsid="001a6c01" officeooo:paragraph-rsid="001a6c01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afed0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style:font-name-asian="F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1afed0" style:font-name-asian="F" style:font-size-asian="14pt" style:font-name-complex="Times New Roman1" style:font-size-complex="14pt"/>
    </style:style>
    <style:style style:name="T9" style:family="text">
      <style:text-properties style:font-name="Times New Roman" fo:font-size="14pt" fo:font-weight="normal" officeooo:rsid="0017717c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1a6c01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language="en" fo:country="US" style:font-name-complex="Times New Roman1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170138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en" fo:country="US" officeooo:rsid="00122aac" style:font-name-asian="Times New Roman1" style:font-size-asian="14pt" style:language-asian="ru" style:country-asian="RU" style:font-name-complex="Times New Roman1" style:font-size-complex="14pt" fo:background-color="#ffff00"/>
    </style:style>
    <style:style style:name="T17" style:family="text">
      <style:text-properties fo:color="#000000" loext:opacity="100%" style:font-name="Times New Roman" fo:font-size="14pt" fo:language="en" fo:country="US" officeooo:rsid="00122aac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fo:language="en" fo:country="US" officeooo:rsid="00170138" style:font-name-asian="Times New Roman1" style:font-size-asian="14pt" style:font-name-complex="Times New Roman1" style:font-size-complex="14pt"/>
    </style:style>
    <style:style style:name="T20" style:family="text">
      <style:text-properties fo:color="#000000" loext:opacity="100%" style:font-name="Times New Roman" fo:font-size="14pt" fo:language="en" fo:country="US" officeooo:rsid="00122aa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22" style:family="text">
      <style:text-properties fo:color="#000000" loext:opacity="100%" style:font-name="Times New Roman" fo:font-size="14pt" officeooo:rsid="001a6c01" fo:background-color="#ffffff" loext:char-shading-value="0" style:font-name-asian="Times New Roman1" style:font-size-asian="14pt" style:font-name-complex="Times New Roman1" style:font-size-complex="14pt"/>
    </style:style>
    <style:style style:name="T23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4" style:family="text">
      <style:text-properties fo:font-variant="normal" fo:text-transform="none" style:font-name="Times New Roman" fo:font-size="14pt" fo:letter-spacing="normal" fo:font-style="normal" fo:font-weight="normal" style:font-size-asian="14pt" style:font-name-complex="Times New Roman1" style:font-size-complex="14pt"/>
    </style:style>
    <style:style style:name="T2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осковский Авиационный Институт</text:span></text:p>
      <text:p text:style-name="P2"><text:span text:style-name="T1">(Национальный Исследовательский Университет)</text:span></text:p>
      <text:p text:style-name="P4"/>
      <text:p text:style-name="P2"><text:span text:style-name="T1">Факультет информационных технологий и прикладной математики</text:span></text:p>
      <text:p text:style-name="P2"><text:span text:style-name="T1">Кафедра вычислительной математики и программирования</text:span></text:p>
      <text:p text:style-name="P5"/>
      <text:p text:style-name="P5"/>
      <text:p text:style-name="P19"><text:span text:style-name="T3">Лабораторная работа №8 по курсу</text:span></text:p>
      <text:p text:style-name="P2"><text:span text:style-name="T5">«Операционные системы»</text:span></text:p>
      <text:p text:style-name="Standard"><text:span text:style-name="T2"><text:tab/></text:span></text:p>
      <text:p text:style-name="P19"><text:span text:style-name="T3">Средств</text:span><text:span text:style-name="T4">о</text:span><text:span text:style-name="T3"> отладки </text:span><text:span text:style-name="T4">strac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13">Студент: </text:span><text:span text:style-name="T20">Филиппов Владимир Михайлович</text:span><text:span text:style-name="T16"> </text:span></text:p>
      <text:p text:style-name="P12"><text:span text:style-name="T13">Группа: М8О–2</text:span><text:span text:style-name="T14">10</text:span><text:span text:style-name="T13">Б–</text:span><text:span text:style-name="T18">2</text:span><text:span text:style-name="T19">2</text:span></text:p>
      <text:p text:style-name="P12"><text:span text:style-name="T13">Вариант:</text:span><text:span text:style-name="T21"> </text:span><text:span text:style-name="T22">42</text:span></text:p>
      <text:p text:style-name="P11"><text:span text:style-name="T13">Преподаватель: Соколов Андрей Алексеевич</text:span></text:p>
      <text:p text:style-name="P11"><text:span text:style-name="T13">Оценка: __________ </text:span></text:p>
      <text:p text:style-name="P11"><text:span text:style-name="T13">Дата: __________</text:span></text:p>
      <text:p text:style-name="P11"><text:span text:style-name="T13">Подпись: __________</text:span></text:p>
      <text:p text:style-name="P8"/>
      <text:p text:style-name="P10"/>
      <text:p text:style-name="P10"/>
      <text:p text:style-name="P13"><text:span text:style-name="T13">Москва, 20</text:span><text:span text:style-name="T15">2</text:span><text:span text:style-name="T17">3</text:span><text:span text:style-name="T13">.</text:span></text:p>
      <text:p text:style-name="P5"/>
      <text:p text:style-name="P2"><text:soft-page-break/><text:span text:style-name="T2">Постановка задачи</text:span></text:p>
      <text:h text:style-name="Heading_20_2" text:outline-level="2"><text:span text:style-name="T23">Цель работы</text:span></text:h>
      <text:p text:style-name="P17"><text:span text:style-name="T24">Приобретение практических навыков диагностики работы программного обеспечения</text:span></text:p>
      <text:h text:style-name="Heading_20_2" text:outline-level="2"><text:span text:style-name="T23">Задание</text:span></text:h>
      <text:p text:style-name="Standard"><text:span text:style-name="T25">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 По итогам выполнения всех лабораторных работ отчет по данной ЛР должен содержать краткую сводку по исследованию написанных программ.</text:span></text:p>
      <text:p text:style-name="P9">Продемонстрировать работу утилиты strace на примере лабораторной работы №1.</text:p>
      <text:p text:style-name="P14"><text:span text:style-name="T2">Общие сведения о программе</text:span></text:p>
      <text:p text:style-name="P16"><text:span text:style-name="T9">У</text:span><text:span text:style-name="T10">тилита strace показывает какие системные вызовы использует запущенная под ней программа.</text:span></text:p>
      <text:p text:style-name="P2"><text:span text:style-name="T6">Пример работы</text:span></text:p>
      <text:p text:style-name="P20"><text:span text:style-name="T11">*[main][~/Yandex.Disk/MAI/OS/os_lab_1/src/build]$ strace ./parent.out </text:span></text:p>
      <text:p text:style-name="P20"><text:span text:style-name="T11">execve("./parent.out", ["./parent.out"], 0x7ffe1bfa7e20 /* 77 vars */) = 0</text:span></text:p>
      <text:p text:style-name="P20"><text:span text:style-name="T11">brk(NULL) <text:s text:c="30"/>= 0x559948dce000</text:span></text:p>
      <text:p text:style-name="P20"><text:span text:style-name="T11">arch_prctl(0x3001 /* ARCH_??? */, 0x7ffcab022fc0) = -1 EINVAL (Invalid argument)</text:span></text:p>
      <text:p text:style-name="P20"><text:span text:style-name="T11">mmap(NULL, 8192, PROT_READ|PROT_WRITE, MAP_PRIVATE|MAP_ANONYMOUS, -1, 0) = 0x7f04ad1d8000</text:span></text:p>
      <text:p text:style-name="P20"><text:span text:style-name="T11">access("/etc/ld.so.preload", R_OK) <text:s text:c="5"/>= -1 ENOENT (No such file or directory)</text:span></text:p>
      <text:p text:style-name="P20"><text:span text:style-name="T11">openat(AT_FDCWD, "/etc/ld.so.cache", O_RDONLY|O_CLOEXEC) = 3</text:span></text:p>
      <text:p text:style-name="P20"><text:span text:style-name="T11">newfstatat(3, "", {st_mode=S_IFREG|0644, st_size=81267, ...}, AT_EMPTY_PATH) = 0</text:span></text:p>
      <text:p text:style-name="P20"><text:span text:style-name="T11">mmap(NULL, 81267, PROT_READ, MAP_PRIVATE, 3, 0) = 0x7f04ad1c4000</text:span></text:p>
      <text:p text:style-name="P20"><text:span text:style-name="T11">close(3) <text:s text:c="31"/>= 0</text:span></text:p>
      <text:p text:style-name="P20"><text:span text:style-name="T11">openat(AT_FDCWD, "/lib/x86_64-linux-gnu/libstdc++.so.6", O_RDONLY|O_CLOEXEC) = 3</text:span></text:p>
      <text:p text:style-name="P20"><text:span text:style-name="T11">read(3, "\177ELF\2\1\1\3\0\0\0\0\0\0\0\0\3\0&gt;\0\1\0\0\0\0\0\0\0\0\0\0\0"..., 832) = 832</text:span></text:p>
      <text:p text:style-name="P20"><text:span text:style-name="T11">newfstatat(3, "", {st_mode=S_IFREG|0644, st_size=2260296, ...}, AT_EMPTY_PATH) = 0</text:span></text:p>
      <text:p text:style-name="P20"><text:span text:style-name="T11">mmap(NULL, 2275520, PROT_READ, MAP_PRIVATE|MAP_DENYWRITE, 3, 0) = 0x7f04acf98000</text:span></text:p>
      <text:p text:style-name="P20"><text:span text:style-name="T11">mprotect(0x7f04ad032000, 1576960, PROT_NONE) = 0</text:span></text:p>
      <text:p text:style-name="P20"><text:span text:style-name="T11">mmap(0x7f04ad032000, 1118208, PROT_READ|PROT_EXEC, MAP_PRIVATE|MAP_FIXED|MAP_DENYWRITE, 3, 0x9a000) = 0x7f04ad032000</text:span></text:p>
      <text:p text:style-name="P20"><text:span text:style-name="T11">mmap(0x7f04ad143000, 454656, PROT_READ, MAP_PRIVATE|MAP_FIXED|MAP_DENYWRITE, 3, 0x1ab000) = 0x7f04ad143000</text:span></text:p>
      <text:p text:style-name="P20"><text:span text:style-name="T11">mmap(0x7f04ad1b3000, 57344, PROT_READ|PROT_WRITE, MAP_PRIVATE|MAP_FIXED|MAP_DENYWRITE, 3, 0x21a000) = 0x7f04ad1b3000</text:span></text:p>
      <text:p text:style-name="P20"><text:span text:style-name="T11">mmap(0x7f04ad1c1000, 10432, PROT_READ|PROT_WRITE, MAP_PRIVATE|MAP_FIXED|MAP_ANONYMOUS, -1, 0) = 0x7f04ad1c1000</text:span></text:p>
      <text:p text:style-name="P20"><text:span text:style-name="T11">close(3) <text:s text:c="31"/>= 0</text:span></text:p>
      <text:p text:style-name="P20"><text:soft-page-break/><text:span text:style-name="T11">openat(AT_FDCWD, "/lib/x86_64-linux-gnu/libgcc_s.so.1", O_RDONLY|O_CLOEXEC) = 3</text:span></text:p>
      <text:p text:style-name="P20"><text:span text:style-name="T11">read(3, "\177ELF\2\1\1\0\0\0\0\0\0\0\0\0\3\0&gt;\0\1\0\0\0\0\0\0\0\0\0\0\0"..., 832) = 832</text:span></text:p>
      <text:p text:style-name="P20"><text:span text:style-name="T11">newfstatat(3, "", {st_mode=S_IFREG|0644, st_size=125488, ...}, AT_EMPTY_PATH) = 0</text:span></text:p>
      <text:p text:style-name="P20"><text:span text:style-name="T11">mmap(NULL, 127720, PROT_READ, MAP_PRIVATE|MAP_DENYWRITE, 3, 0) = 0x7f04acf78000</text:span></text:p>
      <text:p text:style-name="P20"><text:span text:style-name="T11">mmap(0x7f04acf7b000, 94208, PROT_READ|PROT_EXEC, MAP_PRIVATE|MAP_FIXED|MAP_DENYWRITE, 3, 0x3000) = 0x7f04acf7b000</text:span></text:p>
      <text:p text:style-name="P20"><text:span text:style-name="T11">mmap(0x7f04acf92000, 16384, PROT_READ, MAP_PRIVATE|MAP_FIXED|MAP_DENYWRITE, 3, 0x1a000) = 0x7f04acf92000</text:span></text:p>
      <text:p text:style-name="P20"><text:span text:style-name="T11">mmap(0x7f04acf96000, 8192, PROT_READ|PROT_WRITE, MAP_PRIVATE|MAP_FIXED|MAP_DENYWRITE, 3, 0x1d000) = 0x7f04acf96000</text:span></text:p>
      <text:p text:style-name="P20"><text:span text:style-name="T11">close(3) <text:s text:c="31"/>= 0</text:span></text:p>
      <text:p text:style-name="P20"><text:span text:style-name="T11">openat(AT_FDCWD, "/lib/x86_64-linux-gnu/libc.so.6", O_RDONLY|O_CLOEXEC) = 3</text:span></text:p>
      <text:p text:style-name="P20"><text:span text:style-name="T11">read(3, "\177ELF\2\1\1\3\0\0\0\0\0\0\0\0\3\0&gt;\0\1\0\0\0P\237\2\0\0\0\0\0"..., 832) = 832</text:span></text:p>
      <text:p text:style-name="P20"><text:span text:style-name="T11">pread64(3, "\6\0\0\0\4\0\0\0@\0\0\0\0\0\0\0@\0\0\0\0\0\0\0@\0\0\0\0\0\0\0"..., 784, 64) = 784</text:span></text:p>
      <text:p text:style-name="P20"><text:span text:style-name="T11">pread64(3, "\4\0\0\0 \0\0\0\5\0\0\0GNU\0\2\0\0\300\4\0\0\0\3\0\0\0\0\0\0\0"..., 48, 848) = 48</text:span></text:p>
      <text:p text:style-name="P20"><text:span text:style-name="T11">pread64(3, "\4\0\0\0\24\0\0\0\3\0\0\0GNU\0 =\340\2563\265?\356\25x\261\27\313A#\350"..., 68, 896) = 68</text:span></text:p>
      <text:p text:style-name="P20"><text:span text:style-name="T11">newfstatat(3, "", {st_mode=S_IFREG|0755, st_size=2216304, ...}, AT_EMPTY_PATH) = 0</text:span></text:p>
      <text:p text:style-name="P20"><text:span text:style-name="T11">pread64(3, "\6\0\0\0\4\0\0\0@\0\0\0\0\0\0\0@\0\0\0\0\0\0\0@\0\0\0\0\0\0\0"..., 784, 64) = 784</text:span></text:p>
      <text:p text:style-name="P20"><text:span text:style-name="T11">mmap(NULL, 2260560, PROT_READ, MAP_PRIVATE|MAP_DENYWRITE, 3, 0) = 0x7f04acd50000</text:span></text:p>
      <text:p text:style-name="P20"><text:span text:style-name="T11">mmap(0x7f04acd78000, 1658880, PROT_READ|PROT_EXEC, MAP_PRIVATE|MAP_FIXED|MAP_DENYWRITE, 3, 0x28000) = 0x7f04acd78000</text:span></text:p>
      <text:p text:style-name="P20"><text:span text:style-name="T11">mmap(0x7f04acf0d000, 360448, PROT_READ, MAP_PRIVATE|MAP_FIXED|MAP_DENYWRITE, 3, 0x1bd000) = 0x7f04acf0d000</text:span></text:p>
      <text:p text:style-name="P20"><text:span text:style-name="T11">mmap(0x7f04acf65000, 24576, PROT_READ|PROT_WRITE, MAP_PRIVATE|MAP_FIXED|MAP_DENYWRITE, 3, 0x214000) = 0x7f04acf65000</text:span></text:p>
      <text:p text:style-name="P20"><text:span text:style-name="T11">mmap(0x7f04acf6b000, 52816, PROT_READ|PROT_WRITE, MAP_PRIVATE|MAP_FIXED|MAP_ANONYMOUS, -1, 0) = 0x7f04acf6b000</text:span></text:p>
      <text:p text:style-name="P20"><text:span text:style-name="T11">close(3) <text:s text:c="31"/>= 0</text:span></text:p>
      <text:p text:style-name="P20"><text:span text:style-name="T11">openat(AT_FDCWD, "/lib/x86_64-linux-gnu/libm.so.6", O_RDONLY|O_CLOEXEC) = 3</text:span></text:p>
      <text:p text:style-name="P20"><text:span text:style-name="T11">read(3, "\177ELF\2\1\1\3\0\0\0\0\0\0\0\0\3\0&gt;\0\1\0\0\0\0\0\0\0\0\0\0\0"..., 832) = 832</text:span></text:p>
      <text:p text:style-name="P20"><text:span text:style-name="T11">newfstatat(3, "", {st_mode=S_IFREG|0644, st_size=940560, ...}, AT_EMPTY_PATH) = 0</text:span></text:p>
      <text:p text:style-name="P20"><text:span text:style-name="T11">mmap(NULL, 942344, PROT_READ, MAP_PRIVATE|MAP_DENYWRITE, 3, 0) = 0x7f04acc69000</text:span></text:p>
      <text:p text:style-name="P20"><text:span text:style-name="T11">mmap(0x7f04acc77000, 507904, PROT_READ|PROT_EXEC, MAP_PRIVATE|MAP_FIXED|MAP_DENYWRITE, 3, 0xe000) = 0x7f04acc77000</text:span></text:p>
      <text:p text:style-name="P20"><text:span text:style-name="T11">mmap(0x7f04accf3000, 372736, PROT_READ, MAP_PRIVATE|MAP_FIXED|MAP_DENYWRITE, 3, 0x8a000) = 0x7f04accf3000</text:span></text:p>
      <text:p text:style-name="P20"><text:span text:style-name="T11">mmap(0x7f04acd4e000, 8192, PROT_READ|PROT_WRITE, MAP_PRIVATE|MAP_FIXED|MAP_DENYWRITE, 3, 0xe4000) = 0x7f04acd4e000</text:span></text:p>
      <text:p text:style-name="P20"><text:span text:style-name="T11">close(3) <text:s text:c="31"/>= 0</text:span></text:p>
      <text:p text:style-name="P20"><text:span text:style-name="T11">mmap(NULL, 8192, PROT_READ|PROT_WRITE, MAP_PRIVATE|MAP_ANONYMOUS, -1, 0) = 0x7f04acc67000</text:span></text:p>
      <text:p text:style-name="P20"><text:span text:style-name="T11">arch_prctl(ARCH_SET_FS, 0x7f04acc683c0) = 0</text:span></text:p>
      <text:p text:style-name="P20"><text:span text:style-name="T11">set_tid_address(0x7f04acc68690) <text:s text:c="8"/>= 31903</text:span></text:p>
      <text:p text:style-name="P20"><text:span text:style-name="T11">set_robust_list(0x7f04acc686a0, 24) <text:s text:c="4"/>= 0</text:span></text:p>
      <text:p text:style-name="P20"><text:soft-page-break/><text:span text:style-name="T11">rseq(0x7f04acc68d60, 0x20, 0, 0x53053053) = 0</text:span></text:p>
      <text:p text:style-name="P20"><text:span text:style-name="T11">mprotect(0x7f04acf65000, 16384, PROT_READ) = 0</text:span></text:p>
      <text:p text:style-name="P20"><text:span text:style-name="T11">mprotect(0x7f04acd4e000, 4096, PROT_READ) = 0</text:span></text:p>
      <text:p text:style-name="P20"><text:span text:style-name="T11">mprotect(0x7f04acf96000, 4096, PROT_READ) = 0</text:span></text:p>
      <text:p text:style-name="P20"><text:span text:style-name="T11">mmap(NULL, 8192, PROT_READ|PROT_WRITE, MAP_PRIVATE|MAP_ANONYMOUS, -1, 0) = 0x7f04acc65000</text:span></text:p>
      <text:p text:style-name="P20"><text:span text:style-name="T11">mprotect(0x7f04ad1b3000, 45056, PROT_READ) = 0</text:span></text:p>
      <text:p text:style-name="P20"><text:span text:style-name="T11">mprotect(0x5599480fe000, 4096, PROT_READ) = 0</text:span></text:p>
      <text:p text:style-name="P20"><text:span text:style-name="T11">mprotect(0x7f04ad212000, 8192, PROT_READ) = 0</text:span></text:p>
      <text:p text:style-name="P20"><text:span text:style-name="T11">prlimit64(0, RLIMIT_STACK, NULL, {rlim_cur=8192*1024, rlim_max=RLIM64_INFINITY}) = 0</text:span></text:p>
      <text:p text:style-name="P20"><text:span text:style-name="T11">munmap(0x7f04ad1c4000, 81267) <text:s text:c="10"/>= 0</text:span></text:p>
      <text:p text:style-name="P20"><text:span text:style-name="T11">getrandom("\xf6\xde\xf3\x72\xb9\xf6\xb4\x84", 8, GRND_NONBLOCK) = 8</text:span></text:p>
      <text:p text:style-name="P20"><text:span text:style-name="T11">brk(NULL) <text:s text:c="30"/>= 0x559948dce000</text:span></text:p>
      <text:p text:style-name="P20"><text:span text:style-name="T11">brk(0x559948def000) <text:s text:c="20"/>= 0x559948def000</text:span></text:p>
      <text:p text:style-name="P20"><text:span text:style-name="T11">futex(0x7f04ad1c177c, FUTEX_WAKE_PRIVATE, 2147483647) = 0</text:span></text:p>
      <text:p text:style-name="P20"><text:span text:style-name="T11">write(1, "Type the name of file: \n", 24Type the name of file: </text:span></text:p>
      <text:p text:style-name="P20"><text:span text:style-name="T11">) = 24</text:span></text:p>
      <text:p text:style-name="P20"><text:span text:style-name="T11">read(0, 123 <text:s/></text:span></text:p>
      <text:p text:style-name="P20"><text:span text:style-name="T11">"1", 1) <text:s text:c="24"/>= 1</text:span></text:p>
      <text:p text:style-name="P20"><text:span text:style-name="T11">read(0, "2", 1) <text:s text:c="24"/>= 1</text:span></text:p>
      <text:p text:style-name="P20"><text:span text:style-name="T11">read(0, "3", 1) <text:s text:c="24"/>= 1</text:span></text:p>
      <text:p text:style-name="P20"><text:span text:style-name="T11">read(0, "\n", 1) <text:s text:c="23"/>= 1</text:span></text:p>
      <text:p text:style-name="P20"><text:span text:style-name="T11">openat(AT_FDCWD, "123\n", O_WRONLY|O_CREAT|O_APPEND, 0700) = 3</text:span></text:p>
      <text:p text:style-name="P20"><text:span text:style-name="T11">pipe2([4, 5], 0) <text:s text:c="23"/>= 0</text:span></text:p>
      <text:p text:style-name="P20"><text:span text:style-name="T11">pipe2([6, 7], 0) <text:s text:c="23"/>= 0</text:span></text:p>
      <text:p text:style-name="P20"><text:span text:style-name="T11">clone(child_stack=NULL, flags=CLONE_CHILD_CLEARTID|CLONE_CHILD_SETTID|SIGCHLD, child_tidptr=0x7f04acc68690) = 31942</text:span></text:p>
      <text:p text:style-name="P20"><text:span text:style-name="T11">close(4) <text:s text:c="31"/>= 0</text:span></text:p>
      <text:p text:style-name="P20"><text:span text:style-name="T11">close(7) <text:s text:c="31"/>= 0</text:span></text:p>
      <text:p text:style-name="P20"><text:span text:style-name="T11">write(1, "Type string to check: \n", 23Type string to check: </text:span></text:p>
      <text:p text:style-name="P20"><text:span text:style-name="T11">) = 23</text:span></text:p>
      <text:p text:style-name="P20"><text:span text:style-name="T11">read(0, 123</text:span></text:p>
      <text:p text:style-name="P20"><text:span text:style-name="T11">"1", 1) <text:s text:c="24"/>= 1</text:span></text:p>
      <text:p text:style-name="P20"><text:span text:style-name="T11">read(0, "2", 1) <text:s text:c="24"/>= 1</text:span></text:p>
      <text:p text:style-name="P20"><text:span text:style-name="T11">read(0, "3", 1) <text:s text:c="24"/>= 1</text:span></text:p>
      <text:p text:style-name="P20"><text:span text:style-name="T11">read(0, "\n", 1) <text:s text:c="23"/>= 1</text:span></text:p>
      <text:p text:style-name="P20"><text:span text:style-name="T11">write(5, "123\n", 4) <text:s text:c="19"/>= 4</text:span></text:p>
      <text:p text:style-name="P20"><text:span text:style-name="T11">read(6, "S", 1) <text:s text:c="24"/>= 1</text:span></text:p>
      <text:p text:style-name="P20"><text:span text:style-name="T11">read(6, "t", 1) <text:s text:c="24"/>= 1</text:span></text:p>
      <text:p text:style-name="P20"><text:span text:style-name="T11">read(6, "r", 1) <text:s text:c="24"/>= 1</text:span></text:p>
      <text:p text:style-name="P20"><text:span text:style-name="T11">read(6, "i", 1) <text:s text:c="24"/>= 1</text:span></text:p>
      <text:p text:style-name="P20"><text:span text:style-name="T11">read(6, "n", 1) <text:s text:c="24"/>= 1</text:span></text:p>
      <text:p text:style-name="P20"><text:span text:style-name="T11">read(6, "g", 1) <text:s text:c="24"/>= 1</text:span></text:p>
      <text:p text:style-name="P20"><text:span text:style-name="T11">read(6, " ", 1) <text:s text:c="24"/>= 1</text:span></text:p>
      <text:p text:style-name="P20"><text:span text:style-name="T11">read(6, "i", 1) <text:s text:c="24"/>= 1</text:span></text:p>
      <text:p text:style-name="P20"><text:span text:style-name="T11">read(6, "s", 1) <text:s text:c="24"/>= 1</text:span></text:p>
      <text:p text:style-name="P20"><text:span text:style-name="T11">read(6, " ", 1) <text:s text:c="24"/>= 1</text:span></text:p>
      <text:p text:style-name="P20"><text:soft-page-break/><text:span text:style-name="T11">read(6, "n", 1) <text:s text:c="24"/>= 1</text:span></text:p>
      <text:p text:style-name="P20"><text:span text:style-name="T11">read(6, "o", 1) <text:s text:c="24"/>= 1</text:span></text:p>
      <text:p text:style-name="P20"><text:span text:style-name="T11">--- SIGCHLD {si_signo=SIGCHLD, si_code=CLD_EXITED, si_pid=31942, si_uid=1000, si_status=0, si_utime=0, si_stime=0} ---</text:span></text:p>
      <text:p text:style-name="P20"><text:span text:style-name="T11">read(6, "t", 1) <text:s text:c="24"/>= 1</text:span></text:p>
      <text:p text:style-name="P20"><text:span text:style-name="T11">read(6, " ", 1) <text:s text:c="24"/>= 1</text:span></text:p>
      <text:p text:style-name="P20"><text:span text:style-name="T11">read(6, "v", 1) <text:s text:c="24"/>= 1</text:span></text:p>
      <text:p text:style-name="P20"><text:span text:style-name="T11">read(6, "a", 1) <text:s text:c="24"/>= 1</text:span></text:p>
      <text:p text:style-name="P20"><text:span text:style-name="T11">read(6, "l", 1) <text:s text:c="24"/>= 1</text:span></text:p>
      <text:p text:style-name="P20"><text:span text:style-name="T11">read(6, "i", 1) <text:s text:c="24"/>= 1</text:span></text:p>
      <text:p text:style-name="P20"><text:span text:style-name="T11">read(6, "d", 1) <text:s text:c="24"/>= 1</text:span></text:p>
      <text:p text:style-name="P20"><text:span text:style-name="T11">read(6, "\n", 1) <text:s text:c="23"/>= 1</text:span></text:p>
      <text:p text:style-name="P20"><text:span text:style-name="T11">write(1, "String is not valid\n", 20String is not valid</text:span></text:p>
      <text:p text:style-name="P20"><text:span text:style-name="T11">) <text:s text:c="2"/>= 20</text:span></text:p>
      <text:p text:style-name="P20"><text:span text:style-name="T11">wait4(-1, NULL, 0, NULL) <text:s text:c="15"/>= 31942</text:span></text:p>
      <text:p text:style-name="P20"><text:span text:style-name="T11">close(5) <text:s text:c="31"/>= 0</text:span></text:p>
      <text:p text:style-name="P20"><text:span text:style-name="T11">close(6) <text:s text:c="31"/>= 0</text:span></text:p>
      <text:p text:style-name="P20"><text:span text:style-name="T11">exit_group(0) <text:s text:c="26"/>= ?</text:span></text:p>
      <text:p text:style-name="P20"><text:span text:style-name="T11">+++ exited with 0 +++</text:span></text:p>
      <text:p text:style-name="Standard"><text:span text:style-name="T2"/></text:p>
      <text:p text:style-name="P15"><text:span text:style-name="T2">Вывод</text:span></text:p>
      <text:p text:style-name="P18"><text:span text:style-name="T7">В выводе strace мы видим все системные вызовы(в нашем случае read,write, mmap, </text:span><text:span text:style-name="T8">clone</text:span><text:span text:style-name="T7">, wait, </text:span><text:span text:style-name="T8">и другие)</text:span><text:span text:style-name="T7">, которые так или иначе использует программа. Это бывает удобно при отладке программы, чтобы отследить в какой момент, что и где происходит. Предполагаю, что я и дальше буду пользоваться этим механизмом, как и утилитой valgrin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7T18:14:40.927787173</dc:date>
    <meta:editing-cycles>65</meta:editing-cycles>
    <meta:editing-duration>PT11H19M28S</meta:editing-duration>
    <meta:generator>LibreOffice/7.3.7.2$Linux_X86_64 LibreOffice_project/30$Build-2</meta:generator>
    <meta:document-statistic meta:table-count="0" meta:image-count="0" meta:object-count="0" meta:page-count="5" meta:paragraph-count="143" meta:word-count="843" meta:character-count="8670" meta:non-whitespace-character-count="68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